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uceneQueryBuilder.getStringValues( Name propertyName , String literal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2">
            <text:p text:style-name="Table_20_Contents">102</text:p>
          </table:table-cell>
        </table:table-row>
        <table:table-row>
          <table:table-cell office:value-type="string">
            <text:p text:style-name="Table_20_Contents">LuceneQueryBuilder.visit( Not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uceneQueryBuilder.createLucene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QueryBuilder.visit( PropertyFunction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QueryBuilder.visit( NodeTypeQueryNode node , Object data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LuceneQueryBuilder.visit( LocationStepQueryNode node , Object data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LuceneQueryBuilder.visit( QueryRoot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QueryBuilder.visit( OrderQueryNode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uceneQueryBuilder.visit( DerefQueryNode node , Object data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LuceneQueryBuilder.visit( PathQueryNode node , Object da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LuceneQueryBuilder.visit( Exact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uceneQueryBuilder.visit( OrQueryNode node , Object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uceneQueryBuilder.visit( AndQueryNode node , Object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QueryBuilder.createSingleValueConstraint( Query q ,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uceneQueryBuilder.visit( TextsearchQueryNode node , Object data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4">
            <text:p text:style-name="Table_20_Contents">34</text:p>
          </table:table-cell>
          <table:table-cell office:value-type="float" office:value="76">
            <text:p text:style-name="Table_20_Contents">76</text:p>
          </table:table-cell>
        </table:table-row>
        <table:table-row>
          <table:table-cell office:value-type="string">
            <text:p text:style-name="Table_20_Contents">LuceneQueryBuilder.visit( RelationQueryNode node , Object data )</text:p>
          </table:table-cell>
          <table:table-cell office:value-type="float" office:value="71">
            <text:p text:style-name="Table_20_Contents">71</text:p>
          </table:table-cell>
          <table:table-cell office:value-type="float" office:value="53">
            <text:p text:style-name="Table_20_Contents">53</text:p>
          </table:table-cell>
          <table:table-cell office:value-type="float" office:value="272">
            <text:p text:style-name="Table_20_Contents">272</text:p>
          </table:table-cell>
        </table:table-row>
        <table:table-row>
          <table:table-cell office:value-type="string">
            <text:p text:style-name="Table_20_Contents">LuceneQueryBuilder.LuceneQueryBuilder( QueryRootNode root , SessionImpl session , ItemStateManager sharedItemMgr , HierarchyManager hmgr , NamespaceMappings nsMappings , Analyzer analyzer , PropertyTypeRegistry propReg , SynonymProvider synonymProvider , IndexFormatVersion indexFormat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uceneQueryBuilder.createQuery( QueryRootNode root , SessionImpl session , ItemStateManager sharedItemMgr , NamespaceMappings nsMappings , Analyzer analyzer , PropertyTypeRegistry propReg , SynonymProvider synonymProvider , IndexFormatVersion indexFormat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